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Mangal1" svg:font-family="Mangal"/>
    <style:font-face style:name="OpenSymbol" svg:font-family="OpenSymbol, 'Arial Unicode MS'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0693in" fo:text-align="start" style:justify-single-word="false"/>
      <style:text-properties style:font-name="Palatino Linotype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2" style:family="paragraph" style:parent-style-name="Standard">
      <style:paragraph-properties style:line-height-at-least="0.0693in" fo:text-align="start" style:justify-single-word="false"/>
      <style:text-properties style:font-name="Palatino Linotype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3" style:family="paragraph" style:parent-style-name="Standard">
      <style:paragraph-properties fo:margin-top="0in" fo:margin-bottom="0in" loext:contextual-spacing="false" style:line-height-at-least="0.0693in" fo:text-align="start" style:justify-single-word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Palatino Linotype" fo:font-size="6pt" fo:font-style="normal" fo:text-shadow="none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 style:text-emphasize="none"/>
    </style:style>
    <style:style style:name="P4" style:family="paragraph" style:parent-style-name="Standard">
      <style:paragraph-properties style:line-height-at-least="0.0693in" fo:text-align="start" style:justify-single-word="false"/>
      <style:text-properties style:font-name="Palatino Linotype" fo:font-size="12pt" officeooo:paragraph-rsid="0010a19c" style:font-size-asian="12pt" style:font-size-complex="12pt"/>
    </style:style>
    <style:style style:name="P5" style:family="paragraph" style:parent-style-name="Standard">
      <style:paragraph-properties style:line-height-at-least="0.0693in" fo:text-align="start" style:justify-single-word="false"/>
      <style:text-properties style:font-name="Palatino Linotype" fo:font-size="12pt" officeooo:paragraph-rsid="00113819" style:font-size-asian="12pt" style:font-size-complex="12pt"/>
    </style:style>
    <style:style style:name="P6" style:family="paragraph" style:parent-style-name="Standard">
      <style:paragraph-properties style:line-height-at-least="0.0693in" fo:text-align="start" style:justify-single-word="false"/>
      <style:text-properties style:font-name="Palatino Linotype" fo:font-size="12pt" officeooo:paragraph-rsid="00165498" style:font-size-asian="12pt" style:font-size-complex="12pt"/>
    </style:style>
    <style:style style:name="P7" style:family="paragraph" style:parent-style-name="Standard">
      <style:paragraph-properties style:line-height-at-least="0.0693in" fo:text-align="start" style:justify-single-word="false"/>
      <style:text-properties style:font-name="Palatino Linotype" fo:font-size="12pt" fo:font-style="normal" style:text-underline-style="none" fo:font-weight="normal" officeooo:rsid="00165498" officeooo:paragraph-rsid="00165498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style:line-height-at-least="0.0693in" fo:text-align="start" style:justify-single-word="false"/>
      <style:text-properties style:font-name="Palatino Linotype" fo:font-size="6pt" officeooo:paragraph-rsid="00113819" style:font-size-asian="5.25pt" style:font-size-complex="6pt"/>
    </style:style>
    <style:style style:name="P9" style:family="paragraph" style:parent-style-name="Standard">
      <style:paragraph-properties style:line-height-at-least="0.0693in" fo:text-align="start" style:justify-single-word="false"/>
      <style:text-properties style:font-name="Palatino Linotype" fo:font-size="6pt" officeooo:paragraph-rsid="0010a19c" style:font-size-asian="5.25pt" style:font-size-complex="6pt"/>
    </style:style>
    <style:style style:name="P10" style:family="paragraph" style:parent-style-name="Standard">
      <style:paragraph-properties style:line-height-at-least="0.0693in" fo:text-align="start" style:justify-single-word="false"/>
      <style:text-properties style:font-name="Palatino Linotype" fo:font-size="6pt" officeooo:paragraph-rsid="00165498" style:font-size-asian="5.25pt" style:font-size-complex="6pt"/>
    </style:style>
    <style:style style:name="P11" style:family="paragraph" style:parent-style-name="Standard">
      <style:paragraph-properties style:line-height-at-least="0.0693in" fo:text-align="start" style:justify-single-word="false"/>
      <style:text-properties style:font-name="Palatino Linotype" fo:font-size="6pt" fo:font-style="normal" style:text-underline-style="none" fo:font-weight="normal" officeooo:paragraph-rsid="00165498" style:font-size-asian="6pt" style:font-style-asian="normal" style:font-weight-asian="normal" style:font-size-complex="6pt" style:font-style-complex="normal" style:font-weight-complex="normal"/>
    </style:style>
    <style:style style:name="P12" style:family="paragraph" style:parent-style-name="Standard">
      <style:paragraph-properties style:line-height-at-least="0.0693in" fo:text-align="start" style:justify-single-word="false"/>
      <style:text-properties style:font-name="Palatino Linotype" fo:font-size="13pt" fo:font-style="normal" style:text-underline-style="none" fo:font-weight="normal" officeooo:paragraph-rsid="00165498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 style:list-style-name="WW8Num1">
      <style:paragraph-properties fo:margin-top="0in" fo:margin-bottom="0.0402in" loext:contextual-spacing="false" style:line-height-at-least="0.0693in" fo:text-align="start" style:justify-single-word="false"/>
      <style:text-properties style:font-name="Palatino Linotype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 style:list-style-name="WW8Num1">
      <style:paragraph-properties fo:margin-top="0in" fo:margin-bottom="0.0402in" loext:contextual-spacing="false" style:line-height-at-least="0.0693in" fo:text-align="start" style:justify-single-word="false"/>
      <style:text-properties style:font-name="Palatino Linotype" fo:font-size="13pt" fo:font-style="normal" style:text-underline-style="none" fo:font-weight="normal" officeooo:paragraph-rsid="00165498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margin-top="0in" fo:margin-bottom="0.0402in" loext:contextual-spacing="false" style:line-height-at-least="0.0693in" fo:text-align="start" style:justify-single-word="false"/>
      <style:text-properties style:font-name="Palatino Linotype" fo:font-size="10pt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margin-top="0in" fo:margin-bottom="0.0402in" loext:contextual-spacing="false" style:line-height-at-least="0.0693in" fo:text-align="start" style:justify-single-word="false"/>
      <style:text-properties style:font-name="Palatino Linotype" fo:font-size="10pt" fo:font-style="normal" style:text-underline-style="none" fo:font-weight="normal" officeooo:paragraph-rsid="00165498" style:font-size-asian="8.75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style:line-height-at-least="0.0693in" fo:text-align="center" style:justify-single-word="false" fo:break-before="column"/>
      <style:text-properties fo:color="#00cc00" style:font-name="Palatino Linotype" fo:font-size="13pt" fo:font-style="normal" style:text-underline-style="none" fo:font-weight="bold" officeooo:paragraph-rsid="00165498" style:font-size-asian="13pt" style:font-style-asian="normal" style:font-weight-asian="bold" style:font-size-complex="13pt" style:font-style-complex="normal" style:font-weight-complex="bold"/>
    </style:style>
    <style:style style:name="P18" style:family="paragraph" style:parent-style-name="Standard" style:master-page-name="Standard">
      <style:paragraph-properties style:line-height-at-least="0.0693in" fo:text-align="center" style:justify-single-word="false" style:page-number="auto"/>
      <style:text-properties fo:color="#00cc00" style:font-name="Palatino Linotype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margin-top="0in" fo:margin-bottom="0in" loext:contextual-spacing="false" style:line-height-at-least="0.0693in" fo:text-align="start" style:justify-single-word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Palatino Linotype" fo:font-size="6pt" fo:font-style="normal" fo:text-shadow="none" style:text-underline-style="none" fo:font-weight="normal" officeooo:paragraph-rsid="0010a19c" style:font-name-asian="Arial" style:font-size-asian="6pt" style:font-style-asian="normal" style:font-weight-asian="normal" style:font-name-complex="Arial" style:font-size-complex="6pt" style:font-style-complex="normal" style:font-weight-complex="normal" style:text-emphasize="none"/>
    </style:style>
    <style:style style:name="P20" style:family="paragraph" style:parent-style-name="Standard">
      <style:paragraph-properties fo:margin-top="0in" fo:margin-bottom="0in" loext:contextual-spacing="false" style:line-height-at-least="0.0693in" fo:text-align="start" style:justify-single-word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Palatino Linotype" fo:font-size="6pt" fo:font-style="normal" fo:text-shadow="none" style:text-underline-style="none" fo:font-weight="normal" officeooo:paragraph-rsid="00113819" style:font-name-asian="Arial" style:font-size-asian="6pt" style:font-style-asian="normal" style:font-weight-asian="normal" style:font-name-complex="Arial" style:font-size-complex="6pt" style:font-style-complex="normal" style:font-weight-complex="normal" style:text-emphasize="none"/>
    </style:style>
    <style:style style:name="P21" style:family="paragraph" style:parent-style-name="Standard">
      <style:paragraph-properties fo:margin-top="0in" fo:margin-bottom="0in" loext:contextual-spacing="false" style:line-height-at-least="0.0693in" fo:text-align="start" style:justify-single-word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Palatino Linotype" fo:font-size="6pt" fo:font-style="normal" fo:text-shadow="none" style:text-underline-style="none" fo:font-weight="normal" officeooo:paragraph-rsid="00165498" style:font-name-asian="Arial" style:font-size-asian="6pt" style:font-style-asian="normal" style:font-weight-asian="normal" style:font-name-complex="Arial" style:font-size-complex="6pt" style:font-style-complex="normal" style:font-weight-complex="normal" style:text-emphasize="none"/>
    </style:style>
    <style:style style:name="P22" style:family="paragraph" style:parent-style-name="Standard">
      <style:paragraph-properties fo:margin-top="0in" fo:margin-bottom="0in" loext:contextual-spacing="false" style:line-height-at-least="0.0693in" fo:text-align="start" style:justify-single-word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Palatino Linotype" fo:font-size="6pt" fo:font-style="normal" fo:text-shadow="none" style:text-underline-style="none" fo:font-weight="normal" officeooo:rsid="000ecc80" officeooo:paragraph-rsid="0010a19c" style:font-name-asian="Arial" style:font-size-asian="6pt" style:font-style-asian="normal" style:font-weight-asian="normal" style:font-name-complex="Arial" style:font-size-complex="6pt" style:font-style-complex="normal" style:font-weight-complex="normal" style:text-emphasize="none"/>
    </style:style>
    <style:style style:name="P23" style:family="paragraph" style:parent-style-name="Standard">
      <style:paragraph-properties fo:margin-top="0in" fo:margin-bottom="0in" loext:contextual-spacing="false" style:line-height-at-least="0.0693in" fo:text-align="start" style:justify-single-word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Palatino Linotype" fo:font-size="6pt" fo:font-style="normal" fo:text-shadow="none" style:text-underline-style="none" fo:font-weight="normal" officeooo:rsid="000ecc80" officeooo:paragraph-rsid="00165498" style:font-name-asian="Arial" style:font-size-asian="6pt" style:font-style-asian="normal" style:font-weight-asian="normal" style:font-name-complex="Arial" style:font-size-complex="6pt" style:font-style-complex="normal" style:font-weight-complex="normal" style:text-emphasize="none"/>
    </style:style>
    <style:style style:name="P24" style:family="paragraph" style:parent-style-name="Standard">
      <style:paragraph-properties fo:margin-top="0in" fo:margin-bottom="0in" loext:contextual-spacing="false" style:line-height-at-least="0.0693in" fo:text-align="start" style:justify-single-word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Palatino Linotype" fo:font-size="12pt" fo:font-style="normal" fo:text-shadow="none" style:text-underline-style="none" fo:font-weight="normal" officeooo:paragraph-rsid="00113819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25" style:family="paragraph" style:parent-style-name="Standard">
      <style:paragraph-properties fo:margin-top="0in" fo:margin-bottom="0in" loext:contextual-spacing="false" style:line-height-at-least="0.0693in" fo:text-align="start" style:justify-single-word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Palatino Linotype" fo:font-size="12pt" fo:font-style="normal" fo:text-shadow="none" style:text-underline-style="none" fo:font-weight="normal" officeooo:paragraph-rsid="00165498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26" style:family="paragraph" style:parent-style-name="Standard">
      <style:paragraph-properties fo:margin-top="0in" fo:margin-bottom="0.0201in" loext:contextual-spacing="false" style:line-height-at-least="0.0693in" fo:text-align="center" style:justify-single-word="false"/>
      <style:text-properties fo:color="#ff0000" style:font-name="Palatino Linotype" fo:font-size="10pt" fo:font-style="normal" style:text-underline-style="solid" style:text-underline-width="auto" style:text-underline-color="font-color" fo:font-weight="bold" style:font-size-asian="8.75pt" style:font-style-asian="normal" style:font-weight-asian="bold" style:font-size-complex="10pt" style:font-style-complex="normal" style:font-weight-complex="bold"/>
    </style:style>
    <style:style style:name="P27" style:family="paragraph" style:parent-style-name="Standard">
      <style:paragraph-properties fo:margin-top="0in" fo:margin-bottom="0.0201in" loext:contextual-spacing="false" style:line-height-at-least="0.0693in" fo:text-align="center" style:justify-single-word="false"/>
      <style:text-properties fo:color="#ff0000" style:font-name="Palatino Linotype" fo:font-size="10pt" fo:font-style="normal" style:text-underline-style="solid" style:text-underline-width="auto" style:text-underline-color="font-color" fo:font-weight="bold" officeooo:paragraph-rsid="00165498" style:font-size-asian="8.75pt" style:font-style-asian="normal" style:font-weight-asian="bold" style:font-size-complex="10pt" style:font-style-complex="normal" style:font-weight-complex="bold"/>
    </style:style>
    <style:style style:name="P28" style:family="paragraph" style:parent-style-name="Standard">
      <style:paragraph-properties style:line-height-at-least="0.0693in" fo:text-align="center" style:justify-single-word="false" fo:break-before="page"/>
      <style:text-properties fo:color="#00cc00" style:font-name="Palatino Linotype" fo:font-size="13pt" fo:font-style="normal" style:text-underline-style="none" fo:font-weight="bold" officeooo:paragraph-rsid="00165498" style:font-size-asian="13pt" style:font-style-asian="normal" style:font-weight-asian="bold" style:font-size-complex="13pt" style:font-style-complex="normal" style:font-weight-complex="bold"/>
    </style:style>
    <style:style style:name="P29" style:family="paragraph" style:parent-style-name="Standard" style:master-page-name="Standard">
      <style:paragraph-properties style:line-height-at-least="0.0693in" fo:text-align="center" style:justify-single-word="false" style:page-number="auto" fo:break-before="column"/>
      <style:text-properties fo:color="#00cc00" style:font-name="Palatino Linotype" fo:font-size="13pt" fo:font-style="normal" style:text-underline-style="none" fo:font-weight="bold" officeooo:paragraph-rsid="00165498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0ecc80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10a19c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110e16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113819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officeooo:rsid="001456eb" style:font-style-asian="normal" style:font-weight-asian="normal" style:font-style-complex="normal" style:font-weight-complex="normal"/>
    </style:style>
    <style:style style:name="T7" style:family="text">
      <style:text-properties officeooo:rsid="000ecc80"/>
    </style:style>
    <style:style style:name="T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ecc80" style:font-name-asian="Arial" style:font-style-asian="normal" style:font-weight-asian="normal" style:font-name-complex="Arial" style:font-style-complex="normal" style:font-weight-complex="normal" style:text-emphasize="none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10e16" style:font-name-asian="Arial" style:font-style-asian="normal" style:font-weight-asian="normal" style:font-name-complex="Arial" style:font-style-complex="normal" style:font-weight-complex="normal" style:text-emphasize="none"/>
    </style:style>
    <style:style style:name="T10" style:family="text">
      <style:text-properties officeooo:rsid="00110e16"/>
    </style:style>
    <style:style style:name="T11" style:family="text">
      <style:text-properties officeooo:rsid="001456eb"/>
    </style:style>
    <style:style style:name="T12" style:family="text">
      <style:text-properties fo:color="#00cc00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o You Want to be Part of Real Change???</text:p>
      <text:p text:style-name="P15"/>
      <text:list xml:id="list6320383808804921686" text:style-name="WW8Num1">
        <text:list-item>
          <text:p text:style-name="P13">Are you mad about GMOs (genetically modified organisms) and <text:span text:style-name="T11">toxic </text:span>chemical use in agriculture? </text:p>
        </text:list-item>
        <text:list-item>
          <text:p text:style-name="P13">Are you tired of seeing <text:span text:style-name="T11">unhealthy</text:span> and inhumane food in everybody's diet?</text:p>
        </text:list-item>
        <text:list-item>
          <text:p text:style-name="P13">Are you outraged <text:span text:style-name="T7">at constant</text:span> war for profit?</text:p>
        </text:list-item>
        <text:list-item>
          <text:p text:style-name="P13">Are you against sweatshops and human slavery?</text:p>
        </text:list-item>
        <text:list-item>
          <text:p text:style-name="P13">(Americans) Have you lost your faith in the legitimacy of the federal government of the United States?</text:p>
        </text:list-item>
        <text:list-item>
          <text:p text:style-name="P13">Do you think that certain transnational organizations are straight up evil?</text:p>
        </text:list-item>
        <text:list-item>
          <text:p text:style-name="P13"><text:span text:style-name="T11">Do you know Fracking poisons the ground water and destroys aquifers</text:span>?</text:p>
        </text:list-item>
        <text:list-item>
          <text:p text:style-name="P13">Are you sick of being lied to?</text:p>
        </text:list-item>
        <text:list-item>
          <text:p text:style-name="P13">Does the suppression of information, <text:span text:style-name="T7">speech</text:span> and <text:span text:style-name="T7">clean energy </text:span>technology bother you?</text:p>
        </text:list-item>
        <text:list-item>
          <text:p text:style-name="P13">Do you know how the Federal Reserve and the international banking cartels operate? (<text:span text:style-name="T7">FRB, </text:span>IMF, BIS, World Bank)</text:p>
        </text:list-item>
        <text:list-item>
          <text:p text:style-name="P13">Do you <text:span text:style-name="T7">want a human centric way of doing things</text:span>? </text:p>
        </text:list-item>
      </text:list>
      <text:p text:style-name="P26"/>
      <text:p text:style-name="P1">If you answer YES to any of these questions then this organization is for you. We want your ideas and your passion. </text:p>
      <text:p text:style-name="P1"><text:tab/></text:p>
      <text:p text:style-name="P29">Do You Want to be Part of Real Change???</text:p>
      <text:p text:style-name="P16"/>
      <text:list xml:id="list121143436610955" text:continue-numbering="true" text:style-name="WW8Num1">
        <text:list-item>
          <text:p text:style-name="P14">Are you mad about GMOs (genetically modified organisms) and <text:span text:style-name="T11">toxic </text:span>chemical use in agriculture? </text:p>
        </text:list-item>
        <text:list-item>
          <text:p text:style-name="P14">Are you tired of seeing <text:span text:style-name="T11">unhealthy</text:span> and inhumane food in everybody's diet?</text:p>
        </text:list-item>
        <text:list-item>
          <text:p text:style-name="P14">Are you outraged <text:span text:style-name="T7">at constant</text:span> war for profit?</text:p>
        </text:list-item>
        <text:list-item>
          <text:p text:style-name="P14">Are you against sweatshops and human slavery?</text:p>
        </text:list-item>
        <text:list-item>
          <text:p text:style-name="P14">(Americans) Have you lost your faith in the legitimacy of the federal government of the United States?</text:p>
        </text:list-item>
        <text:list-item>
          <text:p text:style-name="P14">Do you think that certain transnational organizations are straight up evil?</text:p>
        </text:list-item>
        <text:list-item>
          <text:p text:style-name="P14"><text:span text:style-name="T11">Do you know Fracking poisons the ground water and destroys aquifers</text:span>?</text:p>
        </text:list-item>
        <text:list-item>
          <text:p text:style-name="P14">Are you sick of being lied to?</text:p>
        </text:list-item>
        <text:list-item>
          <text:p text:style-name="P14">Does the suppression of information, <text:span text:style-name="T7">speech</text:span> and <text:span text:style-name="T7">clean energy </text:span>technology bother you?</text:p>
        </text:list-item>
        <text:list-item>
          <text:p text:style-name="P14">Do you know how the Federal Reserve and the international banking cartels operate? (<text:span text:style-name="T7">FRB, </text:span>IMF, BIS, World Bank)</text:p>
        </text:list-item>
        <text:list-item>
          <text:p text:style-name="P14">Do you <text:span text:style-name="T7">want a human centric way of doing things</text:span>? </text:p>
        </text:list-item>
      </text:list>
      <text:p text:style-name="P27"/>
      <text:p text:style-name="P12">If you answer YES to any of these questions then this organization is for you. We want your ideas and your passion.</text:p>
      <text:p text:style-name="P28">This Is A Call For Social Evolution!!!</text:p>
      <text:p text:style-name="P11"><text:tab/></text:p>
      <text:p text:style-name="P25">The private interests attempting autocratic control of our planet's population and natural resources is a problem affecting every human being today. This is an obvious non-human agenda. The clandestine organizations, the interlocking board of directors of various international industries, and all who support them <text:span text:style-name="T10">have declared their contempt</text:span> of the human population. </text:p>
      <text:p text:style-name="P21"/>
      <text:p text:style-name="P6"><text:span text:style-name="T8">We need to unite and </text:span><text:span text:style-name="T9">by voluntary association, form a new society</text:span><text:span text:style-name="T8">. We as people must define new </text:span><text:span text:style-name="T9">ways of living that are healthy, renewable, in harmony with ourselves and the natural world</text:span><text:span text:style-name="T8">. </text:span><text:span text:style-name="T9">This includes better living through technology, especially clean energy.</text:span><text:span text:style-name="T8"> </text:span></text:p>
      <text:p text:style-name="P10"><text:span text:style-name="T8"/></text:p>
      <text:p text:style-name="P6"><text:span text:style-name="T2">Terran Society</text:span><text:span text:style-name="T1"> want</text:span><text:span text:style-name="T2">s</text:span><text:span text:style-name="T1"> to present </text:span><text:span text:style-name="T5">to you</text:span><text:span text:style-name="T1"> the reality of </text:span><text:span text:style-name="T2">our world</text:span><text:span text:style-name="T1">. We want to discuss and present a SOLUTION to the problems at hand. </text:span><text:span text:style-name="T2">A new social contract and organizational structure</text:span><text:span text:style-name="T1"> that is </text:span><text:span text:style-name="T5">O</text:span><text:span text:style-name="T1">f, </text:span><text:span text:style-name="T5">B</text:span><text:span text:style-name="T1">y, and </text:span><text:span text:style-name="T5">F</text:span><text:span text:style-name="T1">or the </text:span><text:span text:style-name="T5">P</text:span><text:span text:style-name="T1">eoples of this planet. </text:span></text:p>
      <text:p text:style-name="P21"/>
      <text:p text:style-name="P6"><text:span text:style-name="T2">It will not work to attack, </text:span><text:span text:style-name="T6">protest</text:span><text:span text:style-name="T2"> or fight. <text:s/>We can create </text:span><text:span text:style-name="T3">our own</text:span><text:span text:style-name="T2"> instead of protest</text:span><text:span text:style-name="T3">ing</text:span><text:span text:style-name="T2"> to give others authority. We can focus on positive, defined, achievable goals and create a new society. <text:s/></text:span><text:span text:style-name="T3">The key is the Rights of the People:</text:span></text:p>
      <text:p text:style-name="P23"><text:span text:style-name="T3"/></text:p>
      <text:p text:style-name="P6"><text:span text:style-name="T3"><text:s/></text:span><text:a xlink:type="simple" xlink:href="http://terransociety.org/ts_OrgStructure.html" text:style-name="Internet_20_link" text:visited-style-name="Visited_20_Internet_20_Link">http://terransociety.org/ts_OrgStructure.html</text:a></text:p>
      <text:p text:style-name="P10"><text:span text:style-name="T3"/></text:p>
      <text:p text:style-name="P6"><text:span text:style-name="T3"><text:s/></text:span><text:span text:style-name="T6">Terran Society is a</text:span><text:span text:style-name="T4"> realistic organizational structures based on history. </text:span></text:p>
      <text:p text:style-name="P21"><text:tab/></text:p>
      <text:p text:style-name="P7">If you feel what we are saying, <text:span text:style-name="T10">and can accept the Rights of the People, then send an email to </text:span><text:a xlink:type="simple" xlink:href="mailto:first.executive@yandex.com" text:style-name="Internet_20_link" text:visited-style-name="Visited_20_Internet_20_Link"><text:span text:style-name="T10">first.executive@yandex.com</text:span></text:a><text:span text:style-name="T10"> . Based on interested person’s schedules, we will arrange a meeting.</text:span></text:p>
      <text:p text:style-name="P7"/>
      <text:p text:style-name="P17">This Is A Call For Social Evolution!!!</text:p>
      <text:p text:style-name="P11"><text:tab/></text:p>
      <text:p text:style-name="P25">The private interests attempting autocratic control of our planet's population and natural resources is a problem affecting every human being today. This is an obvious non-human agenda. The clandestine organizations, the interlocking board of directors of various international industries, and all who support them <text:span text:style-name="T10">have declared their contempt</text:span> of the human population. </text:p>
      <text:p text:style-name="P21"/>
      <text:p text:style-name="P6"><text:span text:style-name="T8">We need to unite and </text:span><text:span text:style-name="T9">by voluntary association, form a new society</text:span><text:span text:style-name="T8">. We as people must define new </text:span><text:span text:style-name="T9">ways of living that are healthy, renewable, in harmony with ourselves and the natural world</text:span><text:span text:style-name="T8">. </text:span><text:span text:style-name="T9">This includes better living through technology, especially clean energy.</text:span><text:span text:style-name="T8"> </text:span></text:p>
      <text:p text:style-name="P10"><text:span text:style-name="T8"/></text:p>
      <text:p text:style-name="P6"><text:span text:style-name="T2">Terran Society</text:span><text:span text:style-name="T1"> want</text:span><text:span text:style-name="T2">s</text:span><text:span text:style-name="T1"> to present </text:span><text:span text:style-name="T5">to you</text:span><text:span text:style-name="T1"> the reality of </text:span><text:span text:style-name="T2">our world</text:span><text:span text:style-name="T1">. We want to discuss and present a SOLUTION to the problems at hand. </text:span><text:span text:style-name="T2">A new social contract and organizational structure</text:span><text:span text:style-name="T1"> that is </text:span><text:span text:style-name="T5">O</text:span><text:span text:style-name="T1">f, </text:span><text:span text:style-name="T5">B</text:span><text:span text:style-name="T1">y, and </text:span><text:span text:style-name="T5">F</text:span><text:span text:style-name="T1">or the </text:span><text:span text:style-name="T5">P</text:span><text:span text:style-name="T1">eoples of this planet. </text:span></text:p>
      <text:p text:style-name="P21"/>
      <text:p text:style-name="P6"><text:span text:style-name="T2">It will not work to attack, </text:span><text:span text:style-name="T6">protest</text:span><text:span text:style-name="T2"> or fight. <text:s/>We can create </text:span><text:span text:style-name="T3">our own</text:span><text:span text:style-name="T2"> instead of protest</text:span><text:span text:style-name="T3">ing</text:span><text:span text:style-name="T2"> to give others authority. We can focus on positive, defined, achievable goals and create a new society. <text:s/></text:span><text:span text:style-name="T3">The key is the Rights of the People:</text:span></text:p>
      <text:p text:style-name="P23"><text:span text:style-name="T3"/></text:p>
      <text:p text:style-name="P6"><text:span text:style-name="T3"><text:s/></text:span><text:a xlink:type="simple" xlink:href="http://terransociety.org/ts_OrgStructure.html" text:style-name="Internet_20_link" text:visited-style-name="Visited_20_Internet_20_Link">http://terransociety.org/ts_OrgStructure.html</text:a></text:p>
      <text:p text:style-name="P10"><text:span text:style-name="T3"/></text:p>
      <text:p text:style-name="P6"><text:span text:style-name="T3"><text:s/></text:span><text:span text:style-name="T6">Terran Society is a</text:span><text:span text:style-name="T4"> realistic organizational structures based on history. </text:span></text:p>
      <text:p text:style-name="P21"><text:tab/></text:p>
      <text:p text:style-name="P7">If you feel what we are saying, <text:span text:style-name="T10">and can accept the Rights of the People, then send an email to </text:span><text:a xlink:type="simple" xlink:href="mailto:first.executive@yandex.com" text:style-name="Internet_20_link" text:visited-style-name="Visited_20_Internet_20_Link"><text:span text:style-name="T10">first.executive@yandex.com</text:span></text:a><text:span text:style-name="T10"> . Based on interested person’s schedules, we will arrange a meet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Mangal1" svg:font-family="Mangal"/>
    <style:font-face style:name="OpenSymbol" svg:font-family="OpenSymbol, 'Arial Unicode MS'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WW8Num1z0" style:family="text">
      <style:text-properties fo:color="#00cc33" style:font-name="Wingdings" fo:font-family="Wingdings" style:font-charset="x-symbol" style:font-name-complex="OpenSymbol" style:font-family-complex="OpenSymbol, 'Arial Unicode MS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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z0" style:num-suffix="." text:bullet-char="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WW8Num1z0" style:num-suffix=".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WW8Num1z0" style:num-suffix=".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WW8Num1z0" style:num-suffix=".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WW8Num1z0" style:num-suffix=".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WW8Num1z0" style:num-suffix=".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WW8Num1z0" style:num-suffix=".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WW8Num1z0" style:num-suffix=".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4701in" fo:margin-bottom="0.4701in" fo:margin-left="0.35in" fo:margin-right="0.4701in" style:shadow="none" fo:background-color="transparent" style:writing-mode="lr-tb" draw:fill="none" draw:fill-color="#cfe7f5" style:footnote-max-height="0in">
        <style:columns fo:column-count="2" fo:column-gap="0.3in">
          <style:column style:rel-width="32767*" fo:start-indent="0in" fo:end-indent="0.15in"/>
          <style:column style:rel-width="32768*" fo:start-indent="0.15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hur </meta:initial-creator>
    <meta:creation-date>2016-06-04T15:34:25.37</meta:creation-date>
    <dc:date>2018-05-06T12:11:42.915604939</dc:date>
    <dc:creator>Gerry Carton</dc:creator>
    <meta:editing-duration>PT18H45M16S</meta:editing-duration>
    <meta:editing-cycles>10</meta:editing-cycles>
    <meta:generator>LibreOffice/5.1.6.2$Linux_X86_64 LibreOffice_project/10m0$Build-2</meta:generator>
    <meta:printed-by>Gerry Carton</meta:printed-by>
    <meta:print-date>2018-05-06T12:01:44.401059684</meta:print-date>
    <meta:document-statistic meta:table-count="0" meta:image-count="0" meta:object-count="0" meta:page-count="2" meta:paragraph-count="47" meta:word-count="796" meta:character-count="4778" meta:non-whitespace-character-count="4020"/>
  </office:meta>
</office:document-meta>
</file>